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 Mono2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31b2f4" officeooo:paragraph-rsid="0031b2f4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style:font-name="Ubuntu Mono" fo:font-size="8pt" fo:language="ru" fo:country="RU" style:text-underline-style="none" officeooo:rsid="003b8dec" officeooo:paragraph-rsid="003b8dec" style:font-size-asian="8pt" style:language-asian="ru" style:country-asian="RU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2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5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6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1a10" officeooo:paragraph-rsid="00341a10" style:font-size-asian="10pt" style:font-size-complex="10pt"/>
    </style:style>
    <style:style style:name="P37" style:family="paragraph">
      <loext:graphic-properties draw:fill-color="#ffffff"/>
    </style:style>
    <style:style style:name="P3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5b77"/>
    </style:style>
    <style:style style:name="T5" style:family="text">
      <style:text-properties style:font-name="Times New Roman" style:text-underline-style="solid" style:text-underline-width="auto" style:text-underline-color="font-color" officeooo:rsid="0039eb45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55b77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82da9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9eb45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b8dec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officeooo:rsid="000fe570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39eb45" style:font-size-asian="10pt" style:font-size-complex="10pt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font-name="DejaVu Sans Mono1"/>
    </style:style>
    <style:style style:name="T25" style:family="text">
      <style:text-properties style:font-name="DejaVu Sans Mono1" fo:font-weight="bold"/>
    </style:style>
    <style:style style:name="T26" style:family="text">
      <style:text-properties fo:font-weight="bold"/>
    </style:style>
    <style:style style:name="T27" style:family="text">
      <style:text-properties fo:color="#000000" style:font-name="Times New Roman" fo:font-size="10pt" style:text-underline-style="solid" style:text-underline-width="auto" style:text-underline-color="font-color" officeooo:rsid="0039eb45" style:font-size-asian="10pt" style:font-size-complex="10pt"/>
    </style:style>
    <style:style style:name="T28" style:family="text">
      <style:text-properties fo:color="#bbb529"/>
    </style:style>
    <style:style style:name="T29" style:family="text">
      <style:text-properties fo:color="#6a8759"/>
    </style:style>
    <style:style style:name="T30" style:family="text">
      <style:text-properties fo:color="#6a8759" style:font-name="DejaVu Sans Mono1"/>
    </style:style>
    <style:style style:name="T31" style:family="text">
      <style:text-properties fo:color="#cc7832"/>
    </style:style>
    <style:style style:name="T32" style:family="text">
      <style:text-properties fo:color="#cc7832" fo:font-weight="bold"/>
    </style:style>
    <style:style style:name="T33" style:family="text">
      <style:text-properties fo:color="#cc7832" style:font-name="DejaVu Sans Mono1"/>
    </style:style>
    <style:style style:name="T34" style:family="text">
      <style:text-properties fo:color="#cc7832" style:font-name="DejaVu Sans Mono1" fo:font-weight="bold"/>
    </style:style>
    <style:style style:name="T35" style:family="text">
      <style:text-properties fo:color="#ffc66d"/>
    </style:style>
    <style:style style:name="T36" style:family="text">
      <style:text-properties fo:color="#6897bb" style:font-name="DejaVu Sans Mono1"/>
    </style:style>
    <style:style style:name="T37" style:family="text">
      <style:text-properties fo:color="#908b25" style:font-name="DejaVu Sans Mono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38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field:fieldmark-start text:name="__Fieldmark__908_851276558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7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8"><text:span text:style-name="T2">Отчёт по лабораторной работе</text:span><text:span text:style-name="T1"> №</text:span><text:span text:style-name="T3"><text:tab/></text:span><text:span text:style-name="T4">1</text:span><text:span text:style-name="T5">2</text:span><text:span text:style-name="T3"><text:tab/></text:span><text:span text:style-name="T1"> по курсу </text:span><text:span text:style-name="T3"><text:tab/>1<text:tab/></text:span></text:p>
            <text:p text:style-name="P9"><text:span text:style-name="T6">студента группы </text:span><text:span text:style-name="T8">102</text:span><text:span text:style-name="T6"> <text:s text:c="2"/></text:span><text:span text:style-name="T7"><text:tab/></text:span><text:span text:style-name="T8">Баталова М.А.</text:span><text:span text:style-name="T7"><text:tab/><text:tab/><text:tab/></text:span><text:span text:style-name="T6">, № по списку <text:s/></text:span><text:span text:style-name="T7"><text:tab/></text:span><text:span text:style-name="T8">3</text:span><text:span text:style-name="T7"><text:tab/></text:span></text:p>
            <text:p text:style-name="P9"><text:span text:style-name="T6">Адреса </text:span><text:span text:style-name="T16">www</text:span><text:span text:style-name="T6">, </text:span><text:span text:style-name="T16">e</text:span><text:span text:style-name="T6">-</text:span><text:span text:style-name="T16">mail</text:span><text:span text:style-name="T6">, </text:span><text:span text:style-name="T16">jabber</text:span><text:span text:style-name="T6">, </text:span><text:span text:style-name="T16">skype</text:span><text:span text:style-name="T6"> </text:span><text:span text:style-name="T7"><text:tab/></text:span><text:span text:style-name="T19">etrymax@gmail.com</text:span><text:span text:style-name="T7"><text:tab/><text:tab/><text:tab/><text:tab/></text:span></text:p>
            <text:p text:style-name="P9"><text:span text:style-name="T6">Работа выполнена: “</text:span><text:span text:style-name="T7"> </text:span><text:span text:style-name="T14">23</text:span><text:span text:style-name="T7"> <text:s/></text:span><text:span text:style-name="T6">“ </text:span><text:span text:style-name="T7"><text:tab/></text:span><text:span text:style-name="T12">но</text:span><text:span text:style-name="T11">ября</text:span><text:span text:style-name="T7"><text:tab/><text:tab/></text:span><text:span text:style-name="T6"> 2018</text:span><text:span text:style-name="T7"><text:tab/></text:span><text:span text:style-name="T6">г.<text:tab/><text:tab/></text:span></text:p>
            <text:p text:style-name="P9"><text:span text:style-name="T6">Преподаватель:</text:span><text:span text:style-name="T7"><text:tab/><text:tab/></text:span><text:span text:style-name="T6"> каф.806 </text:span><text:span text:style-name="T7"><text:tab/>Ефименко Н.А.<text:tab/><text:tab/><text:tab/><text:tab/></text:span></text:p>
            <text:p text:style-name="P9"><text:span text:style-name="T6">Входной контроль знаний с оценкой </text:span><text:span text:style-name="T7"><text:tab/><text:tab/><text:tab/><text:tab/><text:tab/></text:span></text:p>
            <text:p text:style-name="P9"><text:span text:style-name="T6">Отчёт сдан “</text:span><text:span text:style-name="T7"> <text:s text:c="2"/></text:span><text:span text:style-name="T6">“ </text:span><text:span text:style-name="T7"><text:tab/></text:span><text:span text:style-name="T13">ноября</text:span><text:span text:style-name="T7"><text:tab/></text:span><text:span text:style-name="T6"> 2018</text:span><text:span text:style-name="T7"><text:tab/></text:span><text:span text:style-name="T6">г., итоговая оценка </text:span><text:span text:style-name="T7"><text:tab/><text:tab/></text:span></text:p>
            <text:p text:style-name="P9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10"/>
      <text:list xml:id="list2027854570942873409" text:style-name="WWNum1">
        <text:list-item>
          <text:p text:style-name="P33"><text:span text:style-name="T21">Тема</text:span><text:span text:style-name="T6">: <text:s/></text:span><text:span text:style-name="T20">Техника работы с целыми числами. Системы счисления.</text:span></text:p>
        </text:list-item>
      </text:list>
      <text:p text:style-name="P11"/>
      <text:list xml:id="list125652437509137" text:continue-numbering="true" text:style-name="WWNum1">
        <text:list-item>
          <text:p text:style-name="P34"><text:span text:style-name="T21">Цель работы</text:span><text:span text:style-name="T6">: <text:s/></text:span><text:span text:style-name="T11">Научится </text:span><text:span text:style-name="T14">составлять программы обработки чисел</text:span></text:p>
        </text:list-item>
      </text:list>
      <text:p text:style-name="P11"/>
      <text:list xml:id="list125653953187578" text:continue-numbering="true" text:style-name="WWNum1">
        <text:list-item>
          <text:p text:style-name="P32"><text:span text:style-name="T21">Задание</text:span><text:span text:style-name="T6"> (</text:span><text:span text:style-name="T22">вариант №</text:span><text:span text:style-name="T6">): <text:s/></text:span><text:span text:style-name="T14">3.</text:span><text:span text:style-name="T27">Выбрать идущие подряд тройки цифр, упорядоченных по возрастанию.</text:span></text:p>
        </text:list-item>
      </text:list>
      <text:p text:style-name="P11"/>
      <text:list xml:id="list125653542144673" text:continue-numbering="true" text:style-name="WWNum1">
        <text:list-item>
          <text:p text:style-name="P32"><text:span text:style-name="T21">Оборудование</text:span><text:span text:style-name="T6"> (</text:span><text:span text:style-name="T22">лабораторное</text:span><text:span text:style-name="T6">):</text:span></text:p>
        </text:list-item>
      </text:list>
      <text:p text:style-name="P23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25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2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Оборудование ПЭВМ студента, если использовалось:</text:p>
      <text:p text:style-name="P25"><text:span text:style-name="T6">Процессор</text:span><text:span text:style-name="T16"> </text:span><text:span text:style-name="T18"><text:tab/>Intel </text:span><text:span text:style-name="T19">pentium n4200</text:span><text:span text:style-name="T16">, </text:span><text:span text:style-name="T6">ОП</text:span><text:span text:style-name="T16"> </text:span><text:span text:style-name="T19">5900</text:span><text:span text:style-name="T16"> </text:span><text:span text:style-name="T6">МБ</text:span><text:span text:style-name="T16">, </text:span><text:span text:style-name="T6">НМД</text:span><text:span text:style-name="T16"> </text:span><text:span text:style-name="T19">5.7</text:span><text:span text:style-name="T18"><text:tab/></text:span><text:span text:style-name="T16"> </text:span><text:span text:style-name="T17">ГБ</text:span><text:span text:style-name="T16">. </text:span><text:span text:style-name="T6">Монитор </text:span><text:span text:style-name="T7"><text:tab/></text:span><text:span text:style-name="T18">TFT</text:span><text:span text:style-name="T7">, встроенный<text:tab/></text:span></text:p>
      <text:p text:style-name="P2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/>
      <text:list xml:id="list125654073003555" text:continue-numbering="true" text:style-name="WWNum1">
        <text:list-item>
          <text:p text:style-name="P32"><text:span text:style-name="T21">Программное обеспечение</text:span><text:span text:style-name="T6"> (</text:span><text:span text:style-name="T22">лабораторное</text:span><text:span text:style-name="T6">):</text:span></text:p>
        </text:list-item>
      </text:list>
      <text:p text:style-name="P23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23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0">Программное обеспечение ЭВМ студента, если использовалось:</text:p>
      <text:p text:style-name="P23"><text:span text:style-name="T6">Операционная система семейства </text:span><text:span text:style-name="T7"><text:tab/></text:span><text:span text:style-name="T18">UNIX</text:span><text:span text:style-name="T7"><text:tab/></text:span><text:span text:style-name="T6">, наименование </text:span><text:span text:style-name="T7"><text:tab/></text:span><text:span text:style-name="T19">Debian</text:span><text:span text:style-name="T7"><text:tab/></text:span><text:span text:style-name="T6"> версия </text:span><text:span text:style-name="T7"><text:tab/></text:span><text:span text:style-name="T8">9.5</text:span><text:span text:style-name="T7"><text:tab/></text:span></text:p>
      <text:p text:style-name="P23"><text:span text:style-name="T6">Интерпретатор команд </text:span><text:span text:style-name="T7"><text:tab/></text:span><text:span text:style-name="T8">bash</text:span><text:span text:style-name="T7"><text:tab/><text:tab/><text:tab/><text:tab/><text:tab/><text:tab/></text:span><text:span text:style-name="T6"> версия </text:span><text:span text:style-name="T7"><text:tab/></text:span><text:span text:style-name="T8">4.4.12</text:span><text:span text:style-name="T7"><text:tab/><text:tab/></text:span></text:p>
      <text:p text:style-name="P23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Редактор текстов </text:span><text:span text:style-name="T7"><text:tab/><text:tab/></text:span><text:span text:style-name="T19">nano</text:span><text:span text:style-name="T7"><text:tab/><text:tab/><text:tab/><text:tab/><text:tab/><text:tab/></text:span><text:span text:style-name="T6"> версия </text:span><text:span text:style-name="T7"><text:tab/></text:span><text:span text:style-name="T18"> <text:s text:c="2"/></text:span><text:span text:style-name="T7"><text:tab/></text:span></text:p>
      <text:p text:style-name="P23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28"/>
      <text:p text:style-name="P28"/>
      <text:p text:style-name="P28"/>
      <text:p text:style-name="P28"/>
      <text:p text:style-name="P28"/>
      <text:list xml:id="list125653443547753" text:continue-numbering="true" text:style-name="WWNum1">
        <text:list-item>
          <text:p text:style-name="P32"><text:span text:style-name="T21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header>
                      <text:p text:style-name="P36"/>
                      <text:p text:style-name="P36"/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oft-page-break/>//Задание: Выбрать идущие подряд тройки цифр, упорядоченных по возрастанию.</text:p>
      <text:p text:style-name="Standard">//Ввод:124 125 122 121 130 132 135 136</text:p>
      <text:p text:style-name="Standard">//Вывод:124 125 130 132 135 136</text:p>
      <text:p text:style-name="Standard"><text:span text:style-name="T28">#include </text:span><text:span text:style-name="T29">&lt;stdio.h&gt;</text:span></text:p>
      <text:p text:style-name="Standard"><text:span text:style-name="T28">#include </text:span><text:span text:style-name="T29">&lt;malloc.h&gt;</text:span></text:p>
      <text:p text:style-name="Standard"><text:span text:style-name="T32">int </text:span><text:span text:style-name="T35">main</text:span>() {</text:p>
      <text:p text:style-name="Standard"><text:s text:c="4"/><text:span text:style-name="T34">int </text:span><text:span text:style-name="T24">c</text:span><text:span text:style-name="T33">;</text:span></text:p>
      <text:p text:style-name="Standard"><text:span text:style-name="T31"><text:s text:c="4"/></text:span><text:span text:style-name="T34">int </text:span><text:span text:style-name="T24">flag = </text:span><text:span text:style-name="T36">1</text:span><text:span text:style-name="T33">;</text:span></text:p>
      <text:p text:style-name="Standard"><text:span text:style-name="T31"><text:s text:c="4"/></text:span><text:span text:style-name="T34">int </text:span><text:span text:style-name="T24">result[</text:span><text:span text:style-name="T36">3</text:span><text:span text:style-name="T24">]</text:span><text:span text:style-name="T33">;</text:span></text:p>
      <text:p text:style-name="Standard"><text:span text:style-name="T31"><text:s text:c="4"/></text:span><text:span text:style-name="T34">int </text:span><text:span text:style-name="T24">count = </text:span><text:span text:style-name="T36">0</text:span><text:span text:style-name="T33">;</text:span></text:p>
      <text:p text:style-name="Standard"><text:span text:style-name="T31"><text:s text:c="4"/></text:span><text:span text:style-name="T34">int </text:span><text:span text:style-name="T24">digit = </text:span><text:span text:style-name="T36">0</text:span><text:span text:style-name="T33">;</text:span></text:p>
      <text:p text:style-name="Standard"><text:span text:style-name="T31"><text:s text:c="4"/></text:span><text:span text:style-name="T34">int </text:span><text:span text:style-name="T24">prev = -</text:span><text:span text:style-name="T36">999999999</text:span><text:span text:style-name="T33">;</text:span></text:p>
      <text:p text:style-name="Standard"><text:span text:style-name="T31"><text:s text:c="4"/></text:span><text:span text:style-name="T34">while</text:span><text:span text:style-name="T24">(flag) {</text:span></text:p>
      <text:p text:style-name="Standard"><text:s text:c="8"/><text:span text:style-name="T24">c = getchar()</text:span><text:span text:style-name="T33">;</text:span></text:p>
      <text:p text:style-name="Standard"><text:span text:style-name="T31"><text:s text:c="12"/></text:span><text:span text:style-name="T34">if </text:span><text:span text:style-name="T24">(c == </text:span><text:span text:style-name="T37">EOF </text:span><text:span text:style-name="T24">|| c == </text:span><text:span text:style-name="T30">'</text:span><text:span text:style-name="T33">\n</text:span><text:span text:style-name="T30">'</text:span><text:span text:style-name="T24">) flag = </text:span><text:span text:style-name="T36">0</text:span><text:span text:style-name="T33">;</text:span></text:p>
      <text:p text:style-name="Standard"><text:span text:style-name="T31"><text:s text:c="12"/></text:span><text:span text:style-name="T34">if </text:span><text:span text:style-name="T24">(c &gt;= </text:span><text:span text:style-name="T30">'0' </text:span><text:span text:style-name="T24">&amp;&amp; c &lt;= </text:span><text:span text:style-name="T30">'9'</text:span><text:span text:style-name="T24">) {</text:span></text:p>
      <text:p text:style-name="Standard"><text:s text:c="16"/><text:span text:style-name="T24">c = c - </text:span><text:span text:style-name="T30">'0'</text:span><text:span text:style-name="T33">;</text:span></text:p>
      <text:p text:style-name="Standard"><text:span text:style-name="T31"><text:s text:c="16"/></text:span><text:span text:style-name="T24">digit = digit * </text:span><text:span text:style-name="T36">10 </text:span><text:span text:style-name="T24">+ c</text:span><text:span text:style-name="T33">;</text:span></text:p>
      <text:p text:style-name="Standard"><text:span text:style-name="T31"><text:s text:c="12"/></text:span><text:span text:style-name="T24">}</text:span></text:p>
      <text:p text:style-name="Standard"><text:s text:c="8"/><text:span text:style-name="T34">if </text:span><text:span text:style-name="T24">(c == </text:span><text:span text:style-name="T30">' ' </text:span><text:span text:style-name="T24">|| flag == </text:span><text:span text:style-name="T36">0</text:span><text:span text:style-name="T24">) {</text:span></text:p>
      <text:p text:style-name="Standard"><text:s text:c="12"/><text:span text:style-name="T34">if </text:span><text:span text:style-name="T24">(digit &gt; prev) {</text:span></text:p>
      <text:p text:style-name="Standard"><text:s text:c="16"/><text:span text:style-name="T24">result[count] = digit</text:span><text:span text:style-name="T33">;</text:span></text:p>
      <text:p text:style-name="Standard"><text:span text:style-name="T31"><text:s text:c="16"/></text:span><text:span text:style-name="T24">prev = digit</text:span><text:span text:style-name="T33">;</text:span></text:p>
      <text:p text:style-name="Standard"><text:span text:style-name="T31"><text:s text:c="16"/></text:span><text:span text:style-name="T24">count++</text:span><text:span text:style-name="T33">;</text:span></text:p>
      <text:p text:style-name="Standard"><text:span text:style-name="T31"><text:s text:c="12"/></text:span><text:span text:style-name="T24">}</text:span></text:p>
      <text:p text:style-name="Standard"><text:s text:c="12"/><text:span text:style-name="T24">digit = </text:span><text:span text:style-name="T36">0</text:span><text:span text:style-name="T33">;</text:span></text:p>
      <text:p text:style-name="Standard"><text:span text:style-name="T31"><text:s text:c="12"/></text:span><text:span text:style-name="T34">if </text:span><text:span text:style-name="T24">(count == </text:span><text:span text:style-name="T36">3</text:span><text:span text:style-name="T24">) {</text:span></text:p>
      <text:p text:style-name="Standard"><text:s text:c="16"/><text:span text:style-name="T34">for </text:span><text:span text:style-name="T24">(</text:span><text:span text:style-name="T34">int </text:span><text:span text:style-name="T24">i = </text:span><text:span text:style-name="T36">0</text:span><text:span text:style-name="T33">; </text:span><text:span text:style-name="T24">i &lt; </text:span><text:span text:style-name="T36">3</text:span><text:span text:style-name="T33">; </text:span><text:span text:style-name="T24">++i) {</text:span></text:p>
      <text:p text:style-name="Standard"><text:s text:c="20"/><text:span text:style-name="T24">printf(</text:span><text:span text:style-name="T30">"</text:span><text:span text:style-name="T33">%d</text:span><text:span text:style-name="T30"> "</text:span><text:span text:style-name="T33">,</text:span><text:span text:style-name="T24">result[i])</text:span><text:span text:style-name="T33">;</text:span></text:p>
      <text:p text:style-name="Standard"><text:span text:style-name="T31"><text:s text:c="16"/></text:span><text:span text:style-name="T24">}</text:span></text:p>
      <text:p text:style-name="Standard"><text:s text:c="16"/><text:span text:style-name="T24">count = </text:span><text:span text:style-name="T36">0</text:span><text:span text:style-name="T33">;</text:span></text:p>
      <text:p text:style-name="Standard"><text:span text:style-name="T31"><text:s text:c="12"/></text:span><text:span text:style-name="T24">}</text:span></text:p>
      <text:p text:style-name="Standard"><text:s text:c="8"/><text:span text:style-name="T24">}</text:span></text:p>
      <text:p text:style-name="Standard"><text:s text:c="4"/><text:span text:style-name="T24">}</text:span></text:p>
      <text:p text:style-name="Standard">}</text:p>
      <text:p text:style-name="Standard"/>
      <text:p text:style-name="P4"/>
      <text:list xml:id="list125652420859602" text:continue-numbering="true" text:style-name="WWNum1">
        <text:list-item>
          <text:p text:style-name="P32"><text:span text:style-name="T21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18"/>
      <text:p text:style-name="Standard">Ввод:124 125 122 121 130 132 135 136</text:p>
      <text:p text:style-name="Standard">Вывод:124 125 130 132 135 136</text:p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pan text:style-name="T22">Пункты 1-7 отчёта составляются </text:span><text:span text:style-name="T23">строго до</text:span><text:span text:style-name="T22"> начала лабораторной работы.</text:span></text:p>
      <text:p text:style-name="P16"/>
      <text:p text:style-name="P22"><text:span text:style-name="T6">Допущен к выполнению работы. Подпись преподавателя </text:span><text:span text:style-name="T7"><text:tab/><text:tab/><text:tab/><text:tab/></text:span></text:p>
      <text:p text:style-name="P12"/>
      <text:p text:style-name="P12"/>
      <text:p text:style-name="P15"><text:soft-page-break/></text:p>
      <text:p text:style-name="P17"/>
      <text:p text:style-name="P17"/>
      <text:p text:style-name="P17"/>
      <text:list xml:id="list125654011196492" text:continue-numbering="true" text:style-name="WWNum1">
        <text:list-item>
          <text:p text:style-name="P32"><text:span text:style-name="T21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/>
      <text:p text:style-name="P3"/>
      <text:p text:style-name="P3"/>
      <text:p text:style-name="P5">etryfly@etryfly:~/CLionProjects/untitled/lab12$ ls</text:p>
      <text:p text:style-name="P5">lab12.c</text:p>
      <text:p text:style-name="P5">etryfly@etryfly:~/CLionProjects/untitled/lab12$ gcc lab12.c </text:p>
      <text:p text:style-name="P5">etryfly@etryfly:~/CLionProjects/untitled/lab12$ ./a.out </text:p>
      <text:p text:style-name="P5">124 125 122 121 130 132 135 136</text:p>
      <text:p text:style-name="P5">124 125 130 132 135 136</text:p>
      <text:p text:style-name="P1"/>
      <text:p text:style-name="P20"/>
      <text:list xml:id="list125653220043695" text:continue-numbering="true" text:style-name="WWNum1">
        <text:list-item>
          <text:p text:style-name="P35"><text:span text:style-name="T21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1">№</text:p>
          </table:table-cell>
          <table:table-cell table:style-name="Таблица2.A1" office:value-type="string">
            <text:p text:style-name="P21">Лаб.</text:p>
            <text:p text:style-name="P21">или</text:p>
            <text:p text:style-name="P21">дом.</text:p>
          </table:table-cell>
          <table:table-cell table:style-name="Таблица2.A1" office:value-type="string">
            <text:p text:style-name="P21">Дата</text:p>
          </table:table-cell>
          <table:table-cell table:style-name="Таблица2.A1" office:value-type="string">
            <text:p text:style-name="P21">Время</text:p>
          </table:table-cell>
          <table:table-cell table:style-name="Таблица2.A1" office:value-type="string">
            <text:p text:style-name="P21">Событие</text:p>
          </table:table-cell>
          <table:table-cell table:style-name="Таблица2.A1" office:value-type="string">
            <text:p text:style-name="P21">Действие по исправлению</text:p>
          </table:table-cell>
          <table:table-cell table:style-name="Таблица2.A1" office:value-type="string">
            <text:p text:style-name="P2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</table:table-row>
      </table:table>
      <text:p text:style-name="P13"/>
      <text:list xml:id="list125653172890573" text:continue-numbering="true" text:style-name="WWNum1">
        <text:list-item>
          <text:p text:style-name="P32"><text:span text:style-name="T6">Замечание автора по существу работы </text:span><text:span text:style-name="T9">Замечаний нет</text:span></text:p>
        </text:list-item>
      </text:list>
      <text:p text:style-name="P27"/>
      <text:list xml:id="list125652872048540" text:continue-numbering="true" text:style-name="WWNum1">
        <text:list-item>
          <text:p text:style-name="P32"><text:span text:style-name="T6">Выводы <text:s/></text:span><text:span text:style-name="T7"><text:tab/></text:span><text:span text:style-name="T9">В ходе работы научился </text:span><text:span text:style-name="T15">составлять программы для обработки чисел.</text:span></text:p>
        </text:list-item>
      </text:list>
      <text:p text:style-name="P27"/>
      <text:p text:style-name="P24"><text:span text:style-name="T6">Недочеты, допущенные при выполнении задания, могут быть устранены следующим образом </text:span><text:span text:style-name="T7"><text:tab/></text:span></text:p>
      <text:p text:style-name="P24"><text:span text:style-name="T10">Недочетов не допущено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1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 Mono2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style:shadow="none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1-24T12:56:51.888501515</dc:date>
    <meta:print-date>2006-09-06T14:56:00</meta:print-date>
    <meta:editing-cycles>29</meta:editing-cycles>
    <meta:editing-duration>PT3H14M12S</meta:editing-duration>
    <meta:generator>LibreOffice/5.2.7.2$Linux_X86_64 LibreOffice_project/20m0$Build-2</meta:generator>
    <meta:document-statistic meta:table-count="2" meta:image-count="1" meta:object-count="0" meta:page-count="3" meta:paragraph-count="98" meta:word-count="536" meta:character-count="4147" meta:non-whitespace-character-count="3052"/>
    <meta:user-defined meta:name="Operator">comp</meta:user-defined>
  </office:meta>
</office:document-meta>
</file>